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mbria" svg:font-family="Cambria, serif"/>
    <style:font-face style:name="Lohit Hindi1" svg:font-family="'Lohit Hindi'"/>
    <style:font-face style:name="Times New Roman1" svg:font-family="'Times New Roman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.21cm" fo:margin-bottom="0.21cm" fo:text-align="center" style:justify-single-word="false" fo:orphans="2" fo:widows="2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2" style:family="paragraph" style:parent-style-name="Text_20_body">
      <style:paragraph-properties fo:margin-top="0cm" fo:margin-bottom="0cm" fo:text-align="justify" style:justify-single-word="false" fo:orphans="2" fo:widows="2"/>
    </style:style>
    <style:style style:name="P3" style:family="paragraph" style:parent-style-name="Text_20_body">
      <style:paragraph-properties fo:margin-top="0cm" fo:margin-bottom="0cm" style:line-height-at-least="0.635cm" fo:text-align="justify" style:justify-single-word="false" fo:orphans="2" fo:widows="2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P4" style:family="paragraph" style:parent-style-name="Text_20_body">
      <style:paragraph-properties fo:margin-top="0cm" fo:margin-bottom="0cm" style:line-height-at-least="0.635cm" fo:text-align="justify" style:justify-single-word="false" fo:orphans="2" fo:widows="2"/>
      <style:text-properties fo:font-variant="normal" fo:text-transform="none" fo:color="#000000" style:font-name="Times New Roman" fo:font-size="12pt" fo:letter-spacing="normal" fo:font-style="normal" fo:font-weight="normal" officeooo:paragraph-rsid="00028401"/>
    </style:style>
    <style:style style:name="P5" style:family="paragraph" style:parent-style-name="Heading_20_1">
      <style:text-properties fo:font-variant="normal" fo:text-transform="none" fo:color="#000000" style:font-name="Cambria" fo:font-size="14pt" fo:letter-spacing="normal" fo:font-style="normal" fo:font-weight="normal"/>
    </style:style>
    <style:style style:name="P6" style:family="paragraph" style:parent-style-name="Heading_20_2">
      <style:paragraph-properties fo:margin-top="0.349cm" fo:margin-bottom="0cm" fo:text-align="center" style:justify-single-word="false" fo:keep-together="always" fo:orphans="2" fo:widows="2"/>
      <style:text-properties fo:font-variant="normal" fo:text-transform="none" fo:color="#000000" style:font-name="Cambria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top="0cm" fo:margin-bottom="0cm" style:line-height-at-least="0.635cm" fo:text-align="justify" style:justify-single-word="false" fo:orphans="2" fo:widows="2"/>
      <style:text-properties fo:font-variant="normal" fo:text-transform="none" fo:color="#000000" style:font-name="Times New Roman1" fo:letter-spacing="normal" fo:font-style="normal" fo:font-weight="normal"/>
    </style:style>
    <style:style style:name="P8" style:family="paragraph" style:parent-style-name="Text_20_body" style:list-style-name="L1">
      <style:paragraph-properties fo:margin-top="0cm" fo:margin-bottom="0cm" style:line-height-at-least="0.635cm" fo:text-align="justify" style:justify-single-word="false" fo:orphans="2" fo:widows="2"/>
      <style:text-properties fo:font-variant="normal" fo:text-transform="none" fo:color="#000000" style:font-name="Times New Roman1" fo:letter-spacing="normal" fo:font-style="normal" style:text-underline-style="solid" style:text-underline-width="auto" style:text-underline-color="font-color" fo:font-weight="normal" fo:background-color="transparent"/>
    </style:style>
    <style:style style:name="T1" style:family="text">
      <style:text-properties fo:background-color="#ffff00"/>
    </style:style>
    <style:style style:name="T2" style:family="text">
      <style:text-properties officeooo:rsid="00028401" fo:background-color="#ffff00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background-color="#ffff00"/>
    </style:style>
    <style:style style:name="T5" style:family="text">
      <style:text-properties style:text-underline-style="solid" style:text-underline-width="auto" style:text-underline-color="font-color" officeooo:rsid="00028401" fo:background-color="#ffff00"/>
    </style:style>
    <style:style style:name="T6" style:family="text">
      <style:text-properties style:text-underline-style="solid" style:text-underline-width="auto" style:text-underline-color="font-color" officeooo:rsid="0002a6a6" fo:background-color="#ffff00"/>
    </style:style>
    <style:style style:name="T7" style:family="text">
      <style:text-properties style:text-underline-style="solid" style:text-underline-width="auto" style:text-underline-color="font-color" fo:background-color="transparent"/>
    </style:style>
    <style:style style:name="T8" style:family="text">
      <style:text-properties style:text-underline-style="solid" style:text-underline-width="auto" style:text-underline-color="font-color" officeooo:rsid="0002a6a6" fo:background-color="transparent"/>
    </style:style>
    <style:style style:name="T9" style:family="text">
      <style:text-properties style:text-underline-style="solid" style:text-underline-width="auto" style:text-underline-color="font-color" officeooo:rsid="00028401" fo:background-color="transparent"/>
    </style:style>
    <style:style style:name="T10" style:family="text">
      <style:text-properties style:text-underline-style="solid" style:text-underline-width="auto" style:text-underline-color="font-color" officeooo:rsid="000304d8" fo:background-color="transparent"/>
    </style:style>
    <style:style style:name="T11" style:family="text">
      <style:text-properties style:text-underline-style="solid" style:text-underline-width="auto" style:text-underline-color="font-color" officeooo:rsid="0004f8fa" fo:background-color="transparent"/>
    </style:style>
    <style:style style:name="T12" style:family="text">
      <style:text-properties fo:background-color="transparent"/>
    </style:style>
    <style:style style:name="T13" style:family="text">
      <style:text-properties officeooo:rsid="00028401"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rogetto di Ingegneria del Software</text:h>
      <text:p text:style-name="P1">Anno 2010-2011</text:p>
      <text:h text:style-name="P6" text:outline-level="2">Distretto di garanzia</text:h>
      <text:p text:style-name="P2"/>
      <text:p text:style-name="P4">Una provincia del Centro Italia vuole promuovere una piattaforma informatica per l’offerta di servizi informatici alle strutture, pubbliche e private, operanti sul territorio nel campo del turismo, dei beni culturali e delle denominazioni di origine, accessibili anche da soggetti esterni, quali altre imprese del territorio, aziende italiane o straniere operanti nel settore, pubblico generico verso il quale promuovere le proprie attività.</text:p>
      <text:p text:style-name="P4"/>
      <text:p text:style-name="P4"><text:s/>I servizi verranno offerti sia attraverso piattaforme Web (siti e <text:span text:style-name="T7">servizi?</text:span>), sia mediante <text:span text:style-name="T7">canali dedicati e sicuri, sia in modo localizzato, eventualmente sfruttando dispositivi in spazi pubblici</text:span><text:span text:style-name="T8">(totem, colonnine?)</text:span>.</text:p>
      <text:p text:style-name="P3"/>
      <text:p text:style-name="P3"/>
      <text:p text:style-name="P3">Esempi di servizi promossi sono: creazione, aggiornamento e pubblicazione di schede relative alle imprese aderenti, con eventuale hosting della loro presenza Web; <text:span text:style-name="T7">gestione delle modalità di sottoscrizione ai servizi e relativo accounting </text:span><text:span text:style-name="T9">(chi sottoscrive servizi di chi?)</text:span>; strumenti per la progettazione di<text:span text:style-name="T7"> eventi </text:span><text:span text:style-name="T9">(che tipo di evento?fiere?</text:span><text:span text:style-name="T11">mostre?</text:span><text:span text:style-name="T9">) </text:span><text:span text:style-name="T7">e loro connessione con servizi di fruizione da parte del pubblico sia in modalità remota sia in presenza</text:span>; creazione di diari personali da parte del pubblico per annotazioni sui prodotti e le esperienze offerte; <text:span text:style-name="T7">supporto alla vendita di prodotti e servizi</text:span><text:span text:style-name="T9">(ecommerce dal portale?)</text:span>, sia verso il pubblico generale sia verso imprese esterne (es. distributori o agenzie di viaggi), <text:span text:style-name="T7">definizione di strumenti di syndication</text:span><text:span text:style-name="T9">(feed rss?</text:span><text:span text:style-name="T11">news letter?</text:span><text:span text:style-name="T9">)</text:span>.</text:p>
      <text:p text:style-name="P3"/>
      <text:p text:style-name="P3">Il sistema dovrà essere basato su strumenti per la gestione di contenuti, eventualmente offrendo strumenti per l’integrazione di dati già esistenti presso gli aderenti. In particolare:</text:p>
      <text:list xml:id="list235236150" text:style-name="L1">
        <text:list-item>
          <text:p text:style-name="P7">Il personale della Provincia addetto alla piattaforma dovrà potere gestire le adesioni delle strutture e la registrazione ai servizi da parte di imprese esterne, la creazione e l’orchestrazione <text:span text:style-name="T7">di servizi Web</text:span><text:span text:style-name="T9">(quali?)</text:span><text:span text:style-name="T7">, la definizione di formulari per la definizione di contratti.</text:span></text:p>
        </text:list-item>
        <text:list-item>
          <text:p text:style-name="P8">Le imprese aderenti dovranno potere scegliere a quali servizi o eventi aderire e quali dati esportare verso il servizio centralizzato o verso strumenti di syndication, o introdurre direttamente dati descrittivi della loro attività.</text:p>
        </text:list-item>
        <text:list-item>
          <text:p text:style-name="P7">Le imprese esterne avranno la possibilità di accedere a informazioni conferite alla piattaforma e compilare proposte di contratto in rete.</text:p>
        </text:list-item>
        <text:list-item>
          <text:p text:style-name="P7"><text:soft-page-break/>I creatori di eventi avranno accesso a mappe e planimetrie delle aree interessate, su cui distribuire informazioni sull’utilizzo degli spazi da parte degli aderenti, e indicando la posizione di eventuali terminali pubblici, e il tipo di contenuti da inserire in essi.</text:p>
        </text:list-item>
        <text:list-item>
          <text:p text:style-name="P7">Il pubblico avrà la possibilità di interagire con le informazioni pubbliche relative alle iniziative pubblicizzate tramite la piattaforma mediante diverse modalità: pagine HTML adattate al tipo di client, <text:span text:style-name="T7">applicazioni per la creazione </text:span><text:span text:style-name="T9">(mobili? Form su pagina html?)</text:span><text:span text:style-name="T7"> e l’esplorazione di annotazioni pubbliche o private su prodotti o eventi, registrazione a flussi di syndication </text:span><text:span text:style-name="T9">(feed rss,</text:span><text:span text:style-name="T10">news letter</text:span><text:span text:style-name="T9">?)</text:span><text:span text:style-name="T12">.</text:span></text:p>
        </text:list-item>
      </text:list>
      <text:p text:style-name="P3">Si simulerà la realizzazione di tale processo seguendo lo Unified Process e producendo la documentazione relativa alle diverse iterazioni svolte e ai diversi flussi di lavoro. Non è richiesta l’implementazione effettiva del progetto, ma occorrerà indicare la possibilità di integrazione di componenti già esistenti, commerciali o open sourc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Cambria" svg:font-family="Cambria, serif"/>
    <style:font-face style:name="Lohit Hindi1" svg:font-family="'Lohit Hindi'"/>
    <style:font-face style:name="Times New Roman1" svg:font-family="'Times New Roman'"/>
    <style:font-face style:name="Times New Roman" svg:font-family="'Times New Roman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Liberation Serif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" fo:font-size="18pt" fo:font-weight="bold" style:font-name-asian="DejaVu Sans" style:font-size-asian="18pt" style:font-weight-asian="bold" style:font-name-complex="Lohit Hindi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4-02T16:56:07</meta:creation-date>
    <dc:date>2011-04-05T09:21:35</dc:date>
    <meta:editing-duration>PT00H42M20S</meta:editing-duration>
    <meta:editing-cycles>4</meta:editing-cycles>
    <meta:generator>OpenOffice.org/3.2$Linux OpenOffice.org_project/320m19$Build-9505</meta:generator>
    <meta:document-statistic meta:table-count="0" meta:image-count="0" meta:object-count="0" meta:page-count="2" meta:paragraph-count="13" meta:word-count="480" meta:character-count="3368"/>
  </office:meta>
</office:document-meta>
</file>